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1432d" officeooo:paragraph-rsid="0011432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6pt" fo:font-weight="normal" officeooo:rsid="0011432d" officeooo:paragraph-rsid="0011432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1432d" officeooo:paragraph-rsid="0013057a"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3057a" officeooo:paragraph-rsid="0013057a"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3635b" officeooo:paragraph-rsid="0013635b"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456f1" officeooo:paragraph-rsid="001456f1" style:font-size-asian="14pt" style:font-weight-asian="normal" style:font-size-complex="16pt" style:font-weight-complex="normal"/>
    </style:style>
    <style:style style:name="T1" style:family="text">
      <style:text-properties officeooo:rsid="0013057a"/>
    </style:style>
    <style:style style:name="T2" style:family="text">
      <style:text-properties officeooo:rsid="001456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formance Analysis Module</text:p>
      <text:p text:style-name="P1"/>
      <text:p text:style-name="P5">The crawler crawls in an average speed of a thousand page in three minutes, while the indexer indexes a thousand pages in four minutes it also depends on the number of rows in the indexer tables in database. As the database is full the indexer requires more time in indexing pages.</text:p>
      <text:p text:style-name="P2"/>
      <text:p text:style-name="P2">● How many simultaneous search requests can your solution handle?</text:p>
      <text:p text:style-name="P2"/>
      <text:p text:style-name="P3">We tried to impose links of different more popular and trending fields in the crawler as seeds, so it can crawl thousands of pages in different topics, <text:span text:style-name="T1">I</text:span>n order to handle a<text:span text:style-name="T1">s much search queries as possible.</text:span></text:p>
      <text:p text:style-name="P4">But to be honest, In testing we were concerned more about the specific fields we enforced in the seeds, and the search engine showed high and acceptable efficiency.</text:p>
      <text:p text:style-name="P2"/>
      <text:p text:style-name="P2">● How is the latency of your solution affected by the number of simultaneous search requests?</text:p>
      <text:p text:style-name="P2"/>
      <text:p text:style-name="P2">● How is the search request latency of your solution affected by the number of web pages crawled?</text:p>
      <text:p text:style-name="P2"/>
      <text:p text:style-name="P5">As the number of crawled web pages increases, it makes the result set larger, more precise and <text:span text:style-name="T2">relevant.</text:span> On the other hand the inverted database (indexer database) has more rows which make the results take longer time.</text:p>
      <text:p text:style-name="P2"/>
      <text:p text:style-name="P2">● How is the search request latency of your solution affected by the size of the index table?</text:p>
      <text:p text:style-name="P2"/>
      <text:p text:style-name="P6">The search query takes more time in case of large size of index table, but results are more precise.</text:p>
      <text:p text:style-name="P6"/>
      <text:p text:style-name="P2">● How is the search request latency of your solution affected by the ranking process?</text:p>
      <text:p text:style-name="P2"/>
      <text:p text:style-name="P6">The bottle neck of the ranking process is calculating popularity term for each web page and it is done after crawling it requires great memory allocation and time complexity related to matrix multiplication as the time and memory complexity is square the number of the crawled pages. While <text:soft-page-break/>other ranking procedures performed on the result set take less time complexity equivalent to result set size added to the complexity of searching in index table which is typically hig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6T16:33:32.844196277</meta:creation-date>
    <dc:date>2020-06-06T17:12:12.167794767</dc:date>
    <meta:editing-duration>PT7M48S</meta:editing-duration>
    <meta:editing-cycles>1</meta:editing-cycles>
    <meta:document-statistic meta:table-count="0" meta:image-count="0" meta:object-count="0" meta:page-count="2" meta:paragraph-count="12" meta:word-count="330" meta:character-count="1906" meta:non-whitespace-character-count="1588"/>
    <meta:generator>LibreOffice/6.4.4.2$Linux_X86_64 LibreOffice_project/40$Build-2</meta:generator>
  </office:meta>
</office:document-meta>
</file>